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loext:graphic-properties draw:fill="none"/>
      <style:paragraph-properties fo:margin-left="0.801cm" fo:margin-right="0cm" fo:text-indent="0cm" style:auto-text-indent="false" fo:background-color="transparent"/>
      <style:text-properties officeooo:paragraph-rsid="000bd15e"/>
    </style:style>
    <style:style style:name="P2" style:family="paragraph" style:parent-style-name="Standard">
      <style:text-properties officeooo:rsid="000d97d6" officeooo:paragraph-rsid="000d97d6"/>
    </style:style>
    <style:style style:name="P3" style:family="paragraph" style:parent-style-name="Standard">
      <loext:graphic-properties draw:fill="none"/>
      <style:paragraph-properties fo:margin-left="0.801cm" fo:margin-right="0cm" fo:text-indent="0cm" style:auto-text-indent="false" fo:background-color="transparent"/>
    </style:style>
    <style:style style:name="P4" style:family="paragraph" style:parent-style-name="Standard">
      <loext:graphic-properties draw:fill="none"/>
      <style:paragraph-properties fo:margin-left="1.7cm" fo:margin-right="0cm" fo:text-indent="-0.3cm" style:auto-text-indent="false" fo:background-color="transparent"/>
    </style:style>
    <style:style style:name="P5" style:family="paragraph" style:parent-style-name="Standard" style:master-page-name="">
      <loext:graphic-properties draw:fill="none"/>
      <style:paragraph-properties fo:margin-left="1.7cm" fo:margin-right="0cm" fo:text-indent="-0.3cm" style:auto-text-indent="false" style:page-number="auto" fo:background-color="transparent"/>
    </style:style>
    <style:style style:name="P6" style:family="paragraph" style:parent-style-name="Standard" style:master-page-name="">
      <loext:graphic-properties draw:fill="none"/>
      <style:paragraph-properties fo:margin-left="0.801cm" fo:margin-right="0cm" fo:text-indent="0cm" style:auto-text-indent="false" style:page-number="auto" fo:background-color="transparent"/>
    </style:style>
    <style:style style:name="P7" style:family="paragraph" style:parent-style-name="Standard">
      <loext:graphic-properties draw:fill="none"/>
      <style:paragraph-properties fo:margin-left="0.801cm" fo:margin-right="0cm" fo:text-indent="0cm" style:auto-text-indent="false" fo:background-color="transparent"/>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size="14pt" fo:font-weight="bold" officeooo:rsid="000d97d6" officeooo:paragraph-rsid="000d97d6" style:font-size-asian="14pt" style:font-weight-asian="bold" style:font-size-complex="14pt" style:font-weight-complex="bold"/>
    </style:style>
    <style:style style:name="P11" style:family="paragraph" style:parent-style-name="Standard">
      <style:text-properties fo:font-size="14pt" style:font-size-asian="14pt" style:font-size-complex="14pt"/>
    </style:style>
    <style:style style:name="P12" style:family="paragraph" style:parent-style-name="Standard">
      <style:text-properties fo:font-size="16pt" fo:font-weight="bold" officeooo:paragraph-rsid="0007a9e9" style:font-size-asian="16pt" style:font-weight-asian="bold" style:font-size-complex="16pt" style:font-weight-complex="bold"/>
    </style:style>
    <style:style style:name="P13"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1091c0"/>
    </style:style>
    <style:style style:name="P14" style:family="paragraph" style:parent-style-name="Standard">
      <style:text-properties fo:font-size="15pt" fo:font-weight="bold" officeooo:rsid="000d97d6" officeooo:paragraph-rsid="000d97d6" style:font-size-asian="15pt" style:font-weight-asian="bold" style:font-size-complex="15pt" style:font-weight-complex="bold"/>
    </style:style>
    <style:style style:name="T1" style:family="text">
      <style:text-properties officeooo:rsid="0007a9e9"/>
    </style:style>
    <style:style style:name="T2" style:family="text">
      <style:text-properties officeooo:rsid="000832c5"/>
    </style:style>
    <style:style style:name="T3" style:family="text">
      <style:text-properties officeooo:rsid="0009c437"/>
    </style:style>
    <style:style style:name="T4" style:family="text">
      <style:text-properties officeooo:rsid="000ad251"/>
    </style:style>
    <style:style style:name="T5" style:family="text">
      <style:text-properties officeooo:rsid="000bd15e"/>
    </style:style>
    <style:style style:name="T6" style:family="text">
      <style:text-properties officeooo:rsid="001091c0"/>
    </style:style>
    <style:style style:name="T7" style:family="text">
      <style:text-properties fo:font-weight="bold" style:font-weight-asian="bold" style:font-weight-complex="bold"/>
    </style:style>
    <style:style style:name="T8" style:family="text">
      <style:text-properties fo:font-weight="bold" officeooo:rsid="0007a9e9" style:font-weight-asian="bold" style:font-weight-complex="bold"/>
    </style:style>
    <style:style style:name="T9" style:family="text">
      <style:text-properties fo:font-weight="bold" officeooo:rsid="000ad251" style:font-weight-asian="bold" style:font-weight-complex="bold"/>
    </style:style>
    <style:style style:name="T10" style:family="text">
      <style:text-properties fo:font-weight="bold" officeooo:rsid="001091c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1. Cahier de charges : </text:span>MasterMind</text:p>
      <text:p text:style-name="Standard"/>
      <text:p text:style-name="P11"><text:span text:style-name="T8">1.1 </text:span><text:span text:style-name="T7">Contexte et définition du problème</text:span></text:p>
      <text:p text:style-name="P11"><text:span text:style-name="T7"/></text:p>
      <text:p text:style-name="Standard"><text:span text:style-name="T6">[A REFAIRE] </text:span>On a étudié les différent couches réseau et on a travaillé sur les protocoles ARP, IP, TCP et UDP. Dans ce projet, on va programmer le jeu de MasterMind pour jouer à distance grâce une programme serveur (en remote) et un programme client (en local). Ce jeu est algorithmiquement simple, ce qui nous permets de nous centrer sur la partie réseau.</text:p>
      <text:p text:style-name="Standard"/>
      <text:p text:style-name="Standard"/>
      <text:p text:style-name="P11"><text:span text:style-name="T8">1.2</text:span><text:span text:style-name="T7"> Objectif</text:span></text:p>
      <text:p text:style-name="P11"><text:span text:style-name="T7"/></text:p>
      <text:p text:style-name="Standard"><text:span text:style-name="T2">Créer un jeu</text:span> MasterMind <text:span text:style-name="T2">pour pouvoir jouer en distanciel. Le cœur du jeu passe en remote, dans un serveur. Le joueur aura une programme pour connecter le serveur. Le serveur pourra joueur avec autant de joueurs comme il soit nécessaire. </text:span><text:span text:style-name="T4">Le joueur doit pouvoir choisir la difficulté entre 5, 6 ou 7 couleurs.</text:span></text:p>
      <text:p text:style-name="Standard"/>
      <text:p text:style-name="P9"><text:span text:style-name="T1">1.3</text:span> Spécificités techniques de l’application</text:p>
      <text:p text:style-name="P9"/>
      <text:p text:style-name="P8"><text:span text:style-name="T1">1.3.1</text:span> <text:span text:style-name="T2">Le</text:span> jeu : MasterMind</text:p>
      <text:p text:style-name="P8"/>
      <text:p text:style-name="P13"><text:span text:style-name="T8">I</text:span><text:span text:style-name="T7"> Présentation</text:span> : MasterMind est un jeu <text:s/>de réflexion et de déduction pour deux joueurs dont le but est de trouver la combinaison secrète de 4 couleurs entre les co<text:span text:style-name="T2">u</text:span>leurs disponibles. Originalement, il y a un joueur qui crée la combinaison, codeur, et l'autre essaie de la déchiffrer, déchiffreur. Dans cette version, le ordinateur joue le rôle de codeur, et l<text:span text:style-name="T3">e joueur</text:span> le rôle de déchiffreur.</text:p>
      <text:p text:style-name="P3"/>
      <text:p text:style-name="P3"><text:span text:style-name="T8">II</text:span><text:span text:style-name="T7"> Objectif </text:span>: Le jeu consiste en deviner la combinaison secrète de 4 couleurs d'entre les couleurs disponibles dans le moindre nombre de tours. <text:span text:style-name="T4">Les couleurs disponibles dépendent de la difficulté choisie.</text:span></text:p>
      <text:p text:style-name="P3"/>
      <text:p text:style-name="P3"><text:span text:style-name="T8">III</text:span><text:span text:style-name="T7"> D</text:span><text:span text:style-name="T9">y</text:span><text:span text:style-name="T7">namique du jeu</text:span> : Au début de la partie, <text:span text:style-name="T4">le joueur choisie la difficulté (nombre de couleurs) et </text:span>l'ordinateur crée une combinaison secrète <text:span text:style-name="T4">avec ces </text:span>couleurs. <text:span text:style-name="T4">Les couleurs peuvent être répétés. </text:span>À chaque tour, le joueur donne une combinaison de 4 couleurs, après laquelle l'ordinateur va répondre :</text:p>
      <text:p text:style-name="P5">- Combien couleurs sont dans la bonne place. </text:p>
      <text:p text:style-name="P4">- Combien couleurs sont présents dans la combinaison secrète mais sont mal placés <text:span text:style-name="T4">(les couleurs bien placés ne comptent pas ici).</text:span></text:p>
      <text:p text:style-name="P3">La partie se fini quand le joueur trouve la combinaison secrète. Le nombre d'essais possible est infini mais la ponctuation finale dépend inversement du nombre de tours nécessités.</text:p>
      <text:p text:style-name="Standard"/>
      <text:p text:style-name="P8"><text:span text:style-name="T1">1.</text:span><text:span text:style-name="T6">3.</text:span><text:span text:style-name="T1">2</text:span> Application</text:p>
      <text:p text:style-name="P8"/>
      <text:p text:style-name="Standard">L'application <text:span text:style-name="T5">sera</text:span> implémentée pour pouvoir jouer à distance. Pour cela, l'application compte avec <text:span text:style-name="T5">deux programmes : </text:span>un serveur TCP et un client TCP. Ce protocole permet d'établir une connexion entre le client le serveur et s'assure de l’intégrité et le transfert de tous les paquets.</text:p>
      <text:p text:style-name="Standard"/>
      <text:p text:style-name="P6"><text:span text:style-name="T10">I</text:span><text:span text:style-name="T8"> Serveur</text:span><text:span text:style-name="T1"> </text:span>: ce <text:span text:style-name="T5">programme </text:span>compte avec toutes les fonctions nécessaires pour la connexion TCP, toutes les fonctions du jeu, ainsi que toutes les fonctions nécessaires pour traiter l'information du jeu à partir du format reçu par le réseau et vice-versa. <text:span text:style-name="T5">En plus, il permet la connexion en parallèle d’autant clients comme nécessaire. </text:span></text:p>
      <text:p text:style-name="P3"><text:soft-page-break/></text:p>
      <text:p text:style-name="P1"><text:span text:style-name="T10">II</text:span><text:span text:style-name="T7"> Client</text:span> : ce <text:span text:style-name="T5">programme</text:span> <text:span text:style-name="T5">est un client TCP et </text:span>permet au joueur d'interagir avec le jeu depuis son ordinateur. Ce programme est intermédiaire entre le joueur et le jeu, exécuté dans le serveur. Pour cela, il compte avec des fonctions de gestion d'information entre l'interface joueur et le format du message envoyé par le réseau au serveur. Cette interface est une simple console qui lit les couleurs du jo<text:span text:style-name="T5">u</text:span>eur et imprime la réponse du serveur. </text:p>
      <text:p text:style-name="Standard"/>
      <text:p text:style-name="P9"><text:span text:style-name="T1">1.3</text:span> Budget du projet</text:p>
      <text:p text:style-name="P9"/>
      <text:p text:style-name="Standard">Malheureusement c'est projet est gratuit.</text:p>
      <text:p text:style-name="Standard"/>
      <text:p text:style-name="P9"><text:span text:style-name="T1">1.4 </text:span>Délais de réalisation de l’app<text:span text:style-name="T5">lication</text:span></text:p>
      <text:p text:style-name="P9"/>
      <text:p text:style-name="Standard">Livraison le <text:span text:style-name="T5">01/12/</text:span>2023.</text:p>
      <text:p text:style-name="Standard"/>
      <text:p text:style-name="P2"/>
      <text:p text:style-name="P14">2. Application en détail.</text:p>
      <text:p text:style-name="P10">2.1 Structure : protocoles, solutions choisies, ...</text:p>
      <text:p text:style-name="P10">2.2 Exemples</text:p>
      <text:p text:style-name="P10">2.3 Code sour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20:22:00.204523186</meta:creation-date>
    <dc:date>2023-11-25T20:47:05.133627219</dc:date>
    <meta:editing-duration>PT25M2S</meta:editing-duration>
    <meta:editing-cycles>9</meta:editing-cycles>
    <meta:generator>LibreOffice/7.4.7.2$Linux_X86_64 LibreOffice_project/40$Build-2</meta:generator>
    <meta:document-statistic meta:table-count="0" meta:image-count="0" meta:object-count="0" meta:page-count="2" meta:paragraph-count="25" meta:word-count="554" meta:character-count="3373" meta:non-whitespace-character-count="2840"/>
  </office:meta>
</office:document-meta>
</file>